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14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3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14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1" table:number-columns-repeated="6"/>
          <table:table-cell table:number-columns-repeated="14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5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5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5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5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5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1" table:number-columns-repeated="6"/>
          <table:table-cell table:number-columns-repeated="149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1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1:35:38.115422924</meta:creation-date>
    <dc:date>2020-05-11T21:40:30.908569892</dc:date>
    <meta:editing-duration>PT4M54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